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7e4b"/>
    </style:style>
    <style:style style:name="P2" style:family="paragraph" style:parent-style-name="Standard">
      <style:text-properties officeooo:paragraph-rsid="00137e4b"/>
    </style:style>
    <style:style style:name="P3" style:family="paragraph" style:parent-style-name="Standard">
      <style:text-properties officeooo:rsid="001b2b01" officeooo:paragraph-rsid="001b2b01"/>
    </style:style>
    <style:style style:name="P4" style:family="paragraph" style:parent-style-name="Standard">
      <style:paragraph-properties fo:margin-left="0in" fo:margin-right="0.1665in" fo:margin-top="0in" fo:margin-bottom="0.0972in" loext:contextual-spacing="false" fo:orphans="2" fo:widows="2" fo:text-indent="0in" style:auto-text-indent="false"/>
    </style:style>
    <style:style style:name="T1" style:family="text">
      <style:text-properties fo:font-variant="normal" fo:text-transform="none" style:font-name="ui-monospace" fo:font-size="9pt" fo:letter-spacing="normal" fo:font-style="normal" fo:font-weight="normal"/>
    </style:style>
    <style:style style:name="T2" style:family="text">
      <style:text-properties fo:font-variant="normal" fo:text-transform="none" style:font-name="ui-monospace" fo:font-size="9pt" fo:letter-spacing="normal" fo:font-style="normal" fo:font-weight="normal" officeooo:rsid="00148aea"/>
    </style:style>
    <style:style style:name="T3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4" style:family="text">
      <style:text-properties fo:font-variant="normal" fo:text-transform="none" fo:color="#24292f" style:font-name="ui-monospace" fo:font-size="9pt" fo:letter-spacing="normal" fo:font-style="normal" fo:font-weight="normal" officeooo:rsid="00148aea"/>
    </style:style>
    <style:style style:name="T5" style:family="text">
      <style:text-properties fo:font-variant="normal" fo:text-transform="none" fo:color="#24292f" style:font-name="apple-system" fo:font-size="10.5pt" fo:letter-spacing="normal" fo:font-style="normal" style:text-underline-style="solid" style:text-underline-width="auto" style:text-underline-color="font-color" fo:font-weight="normal" officeooo:rsid="00148aea" fo:background-color="transparent" loext:char-shading-value="0" loext:padding="0in" loext:border="none"/>
    </style:style>
    <style:style style:name="T6" style:family="text">
      <style:text-properties fo:font-variant="normal" fo:text-transform="none" fo:color="#24292f" style:font-name="apple-system" fo:font-size="10.5pt" fo:letter-spacing="normal" fo:font-style="normal" fo:font-weight="normal" officeooo:rsid="00148aea" fo:background-color="transparent" loext:char-shading-value="0" loext:padding="0in" loext:border="none"/>
    </style:style>
    <style:style style:name="T7" style:family="text">
      <style:text-properties fo:font-variant="normal" fo:text-transform="none" fo:color="#24292f" style:font-name="apple-system" fo:font-size="10.5pt" fo:letter-spacing="normal" fo:font-style="normal" style:text-underline-style="none" fo:font-weight="normal" officeooo:rsid="00148aea" fo:background-color="transparent" loext:char-shading-value="0" loext:padding="0in" loext:border="none"/>
    </style:style>
    <style:style style:name="T8" style:family="text">
      <style:text-properties fo:font-variant="normal" fo:text-transform="none" fo:color="#24292f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9" style:family="text">
      <style:text-properties fo:font-variant="normal" fo:text-transform="none" fo:color="#24292f" style:text-line-through-style="none" style:text-line-through-type="none" style:font-name="apple-system" fo:font-size="10.5pt" fo:letter-spacing="normal" fo:font-style="normal" style:text-underline-style="none" fo:font-weight="normal" officeooo:rsid="00148aea" style:text-blinking="false" fo:background-color="transparent" loext:char-shading-value="0" loext:padding="0in" loext:border="none"/>
    </style:style>
    <style:style style:name="T10" style:family="text">
      <style:text-properties fo:font-variant="normal" fo:text-transform="none" fo:color="#24292f" style:text-line-through-style="none" style:text-line-through-type="none" style:font-name="apple-system" fo:font-size="10.5pt" fo:letter-spacing="normal" fo:font-style="normal" style:text-underline-style="solid" style:text-underline-width="auto" style:text-underline-color="font-color" fo:font-weight="normal" style:text-blinking="false" fo:background-color="transparent" loext:char-shading-value="0" loext:padding="0in" loext:border="none"/>
    </style:style>
    <style:style style:name="T11" style:family="text">
      <style:text-properties fo:font-variant="normal" fo:text-transform="none" fo:color="#24292f" style:text-line-through-style="none" style:text-line-through-type="none" style:font-name="apple-system" fo:font-size="10.5pt" fo:letter-spacing="normal" fo:font-style="normal" fo:font-weight="normal" style:text-blinking="false" fo:background-color="transparent" loext:char-shading-value="0" loext:padding="0in" loext:border="none"/>
    </style:style>
    <style:style style:name="T12" style:family="text">
      <style:text-properties fo:font-variant="normal" fo:text-transform="none" fo:color="#0a3069" style:font-name="ui-monospace" fo:font-size="9pt" fo:letter-spacing="normal" fo:font-style="normal" fo:font-weight="normal"/>
    </style:style>
    <style:style style:name="T13" style:family="text">
      <style:text-properties fo:font-variant="normal" fo:text-transform="none" fo:color="#0a3069" style:font-name="ui-monospace" fo:font-size="9pt" fo:letter-spacing="normal" fo:font-style="normal" fo:font-weight="normal" officeooo:rsid="00148a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'mp-19359'</text:span><text:span text:style-name="T4">, </text:span><text:span text:style-name="T2">'mp-306', </text:span><text:span text:style-name="T1">'mp-1788'</text:span><text:span text:style-name="T3">, </text:span><text:span text:style-name="T1">'mp-886'</text:span><text:span text:style-name="T3">, </text:span><text:span text:style-name="T1">'mp-2605'</text:span><text:span text:style-name="T2">, </text:span><text:span text:style-name="T13">'mp-7000','mp-788','mp-886'</text:span><text:span text:style-name="T4">, </text:span><text:span text:style-name="T13">'mp-2605'</text:span></text:p>
      <text:p text:style-name="P1"><text:span text:style-name="T13"/></text:p>
      <text:p text:style-name="P1"><text:a xlink:type="simple" xlink:href="https://github.com/JaGeo/PaulingPublication/blob/master/tests/mp-12236.json" text:style-name="Internet_20_link" text:visited-style-name="Visited_20_Internet_20_Link"><text:span text:style-name="T7">mp-12236</text:span></text:a><text:span text:style-name="T9">,</text:span></text:p>
      <text:p text:style-name="P4"><text:a xlink:type="simple" xlink:href="https://github.com/JaGeo/PaulingPublication/blob/master/tests/mp-1788.json" text:style-name="Internet_20_link" text:visited-style-name="Visited_20_Internet_20_Link">mp-1788</text:a><text:span text:style-name="T8">,</text:span></text:p>
      <text:p text:style-name="P4"><text:a xlink:type="simple" xlink:href="https://github.com/JaGeo/PaulingPublication/blob/master/tests/mp-19359.json" text:style-name="Internet_20_link" text:visited-style-name="Visited_20_Internet_20_Link">mp-19359</text:a><text:span text:style-name="T8">,</text:span></text:p>
      <text:p text:style-name="P4"><text:a xlink:type="simple" xlink:href="https://github.com/JaGeo/PaulingPublication/blob/master/tests/mp-19418.json" text:style-name="Internet_20_link" text:visited-style-name="Visited_20_Internet_20_Link">mp-19418</text:a><text:span text:style-name="T8">,</text:span></text:p>
      <text:p text:style-name="P4"><text:a xlink:type="simple" xlink:href="https://github.com/JaGeo/PaulingPublication/blob/master/tests/mp-2605.json" text:style-name="Internet_20_link" text:visited-style-name="Visited_20_Internet_20_Link">mp-2605</text:a><text:span text:style-name="T8">,</text:span></text:p>
      <text:p text:style-name="P4"><text:a xlink:type="simple" xlink:href="https://github.com/JaGeo/PaulingPublication/blob/master/tests/mp-306.json" text:style-name="Internet_20_link" text:visited-style-name="Visited_20_Internet_20_Link">mp-306</text:a><text:span text:style-name="T8">,</text:span></text:p>
      <text:p text:style-name="P4"><text:a xlink:type="simple" xlink:href="https://github.com/JaGeo/PaulingPublication/blob/master/tests/mp-4056.json" text:style-name="Internet_20_link" text:visited-style-name="Visited_20_Internet_20_Link">mp-4056</text:a><text:span text:style-name="T8">,</text:span></text:p>
      <text:p text:style-name="P4"><text:a xlink:type="simple" xlink:href="https://github.com/JaGeo/PaulingPublication/blob/master/tests/mp-4930.json" text:style-name="Internet_20_link" text:visited-style-name="Visited_20_Internet_20_Link">mp-4930</text:a><text:span text:style-name="T8">,</text:span></text:p>
      <text:p text:style-name="P4"><text:a xlink:type="simple" xlink:href="https://github.com/JaGeo/PaulingPublication/blob/master/tests/mp-5634.json" text:style-name="Internet_20_link" text:visited-style-name="Visited_20_Internet_20_Link">mp-5634</text:a><text:span text:style-name="T8">,</text:span></text:p>
      <text:p text:style-name="P4"><text:a xlink:type="simple" xlink:href="https://github.com/JaGeo/PaulingPublication/blob/master/tests/mp-566090.json" text:style-name="Internet_20_link" text:visited-style-name="Visited_20_Internet_20_Link">mp-566090</text:a><text:span text:style-name="T8">,</text:span></text:p>
      <text:p text:style-name="P4"><text:a xlink:type="simple" xlink:href="https://github.com/JaGeo/PaulingPublication/blob/master/tests/mp-5986.json" text:style-name="Internet_20_link" text:visited-style-name="Visited_20_Internet_20_Link">mp-5986</text:a><text:span text:style-name="T8">,</text:span></text:p>
      <text:p text:style-name="P4"><text:a xlink:type="simple" xlink:href="https://github.com/JaGeo/PaulingPublication/blob/master/tests/mp-6564.json" text:style-name="Internet_20_link" text:visited-style-name="Visited_20_Internet_20_Link">mp-6564</text:a><text:span text:style-name="T8">,</text:span></text:p>
      <text:p text:style-name="P4"><text:a xlink:type="simple" xlink:href="https://github.com/JaGeo/PaulingPublication/blob/master/tests/mp-7000.json" text:style-name="Internet_20_link" text:visited-style-name="Visited_20_Internet_20_Link">mp-7000</text:a><text:span text:style-name="T8">,</text:span></text:p>
      <text:p text:style-name="P4"><text:a xlink:type="simple" xlink:href="https://github.com/JaGeo/PaulingPublication/blob/master/tests/mp-886.json" text:style-name="Internet_20_link" text:visited-style-name="Visited_20_Internet_20_Link"><text:span text:style-name="T8">mp-886</text:span></text:a></text:p>
      <text:p text:style-name="P1"><text:span text:style-name="T13"/></text:p>
      <text:p text:style-name="P1"><text:span text:style-name="T13"/></text:p>
      <text:p text:style-name="P3"><text:span text:style-name="T13">T</text:span><text:span text:style-name="T12">he rest should be chosen based on different local envs or oxidation states.</text:span></text:p>
      <text:p text:style-name="P3"><text:span text:style-name="T12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2.41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6:14:00.395124016</meta:creation-date>
    <dc:date>2022-01-03T17:24:32.876969402</dc:date>
    <meta:editing-duration>PT1H2M1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34" meta:character-count="282" meta:non-whitespace-character-count="264"/>
  </office:meta>
</office:document-meta>
</file>